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1db4a8" officeooo:paragraph-rsid="001db4a8"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officeooo:paragraph-rsid="001a4caa" style:font-size-asian="18pt" style:font-style-asian="normal" style:font-weight-asian="normal" style:font-size-complex="18pt"/>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1db4a8" officeooo:paragraph-rsid="001db4a8"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1f0e87" officeooo:paragraph-rsid="001f0e87"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language="en" fo:country="US" officeooo:rsid="001ca369"/>
    </style:style>
    <style:style style:name="T4" style:family="text">
      <style:text-properties fo:language="en" fo:country="US" officeooo:rsid="001b2ddb"/>
    </style:style>
    <style:style style:name="T5" style:family="text">
      <style:text-properties fo:language="en" fo:country="US" officeooo:rsid="001cd73f"/>
    </style:style>
    <style:style style:name="T6" style:family="text">
      <style:text-properties officeooo:rsid="001b2d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People’s Assembly, convening on the <text:span text:style-name="T5">21st</text:span> of <text:span text:style-name="T6">O</text:span><text:span text:style-name="T4">ctober</text:span><text:span text:style-name="T3"> </text:span>202<text:span text:style-name="T3">5</text:span> under the <text:span text:style-name="T5">50th</text:span> PA Meeting.</text:p>
      <text:p text:style-name="P1"/>
      <text:p text:style-name="P1">The Assembly, recognising the current situation,</text:p>
      <text:p text:style-name="P1"/>
      <text:p text:style-name="P2">Constitutes the need to create a committee on the mushroom island at -5440, 2325 in order to collectively determine what is to be done to the island, taking the different interests into account, including how the existing structures on that island are going to be integrated in the future development. This because there are multiple factions who have opposing plans for this island and this is the most sensible way forward.</text:p>
      <text:p text:style-name="P5">Once this motion passes, the SoH will reach out to the PA asking who would like to join the committee.</text:p>
      <text:p text:style-name="P1"/>
      <text:p text:style-name="P1">And proceeds.</text:p>
      <text:p text:style-name="P1"/>
      <text:p text:style-name="P1">Signed by,</text:p>
      <text:p text:style-name="P2">Fverndari</text:p>
      <text:p text:style-name="P2">Eldegron</text:p>
      <text:p text:style-name="P1"/>
      <text:p text:style-name="P1"/>
      <text:p text:style-name="P1"/>
      <text:p text:style-name="Standard"><text:span text:style-name="T1">[</text:span><text:span text:style-name="T2">Motion 50-8: To create a committee on the mushroom island at -5440, 2325</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21T23:17:28.948917396</dc:date>
    <meta:editing-duration>PT5M58S</meta:editing-duration>
    <meta:editing-cycles>10</meta:editing-cycles>
    <meta:generator>LibreOffice/24.2.7.2$Linux_X86_64 LibreOffice_project/420$Build-2</meta:generator>
    <meta:document-statistic meta:table-count="0" meta:image-count="0" meta:object-count="0" meta:page-count="1" meta:paragraph-count="9" meta:word-count="131" meta:character-count="776" meta:non-whitespace-character-count="654"/>
  </office:meta>
</office:document-meta>
</file>